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frame draw:style-name="gr1" draw:text-style-name="P1" draw:layer="layout" svg:width="4.74cm" svg:height="2.618cm" svg:x="14.26cm" svg:y="1.882cm">
          <draw:text-box>
            <text:p><text:span text:style-name="T1">20%</text:span></text:p>
          </draw:text-box>
        </draw:frame>
        <draw:frame draw:style-name="gr2" draw:text-style-name="P1" draw:layer="layout" svg:width="4.74cm" svg:height="2.618cm" svg:x="11cm" svg:y="8.382cm">
          <draw:text-box>
            <text:p><text:span text:style-name="T1">90%</text:span></text:p>
          </draw:text-box>
        </draw:frame>
        <draw:frame draw:style-name="gr2" draw:text-style-name="P1" draw:layer="layout" svg:width="4.74cm" svg:height="2.618cm" svg:x="12.76cm" svg:y="18.382cm">
          <draw:text-box>
            <text:p><text:span text:style-name="T1">10%</text:span></text:p>
          </draw:text-box>
        </draw:frame>
        <draw:frame draw:style-name="gr2" draw:text-style-name="P1" draw:layer="layout" svg:width="4.74cm" svg:height="2.618cm" svg:x="14cm" svg:y="23cm">
          <draw:text-box>
            <text:p><text:span text:style-name="T1">80%</text:span></text:p>
          </draw:text-box>
        </draw:frame>
        <draw:frame draw:style-name="gr2" draw:text-style-name="P1" draw:layer="layout" svg:width="4.74cm" svg:height="2.618cm" svg:x="14.26cm" svg:y="13cm">
          <draw:text-box>
            <text:p><text:span text:style-name="T1">50%</text:span></text:p>
          </draw:text-box>
        </draw:frame>
        <draw:frame draw:style-name="gr2" draw:layer="layout" svg:width="5.959cm" svg:height="0.963cm" svg:x="6cm" svg:y="4cm">
          <draw:text-box>
            <text:p>Fazendo e Falando</text:p>
          </draw:text-box>
        </draw:frame>
        <draw:frame draw:style-name="gr2" draw:layer="layout" svg:width="2.259cm" svg:height="0.963cm" svg:x="5.5cm" svg:y="15cm">
          <draw:text-box>
            <text:p>Lendo</text:p>
          </draw:text-box>
        </draw:frame>
        <draw:frame draw:style-name="gr2" draw:layer="layout" svg:width="2.86cm" svg:height="0.963cm" svg:x="2.14cm" svg:y="20cm">
          <draw:text-box>
            <text:p>Ouvindo</text:p>
          </draw:text-box>
        </draw:frame>
        <draw:frame draw:style-name="gr2" draw:layer="layout" svg:width="5.362cm" svg:height="0.963cm" svg:x="7.638cm" svg:y="26.5cm">
          <draw:text-box>
            <text:p>Ouvindo e Vendo</text:p>
          </draw:text-box>
        </draw:frame>
        <draw:frame draw:style-name="gr2" draw:layer="layout" svg:width="2.788cm" svg:height="0.963cm" svg:x="2cm" svg:y="9.5cm">
          <draw:text-box>
            <text:p>Falando</text:p>
          </draw:text-box>
        </draw:frame>
        <draw:frame draw:style-name="gr3" draw:text-style-name="P2" draw:layer="layout" svg:width="4cm" svg:height="5.5cm" svg:x="1.5cm" svg:y="12.5cm">
          <draw:image xlink:href="../reading-child2.png" xlink:type="simple" xlink:show="embed" xlink:actuate="onLoad">
            <text:p/>
          </draw:image>
        </draw:frame>
        <draw:frame draw:style-name="gr3" draw:text-style-name="P2" draw:layer="layout" svg:width="3.5cm" svg:height="5.39cm" svg:x="1.5cm" svg:y="1.11cm">
          <draw:image xlink:href="../magician.png" xlink:type="simple" xlink:show="embed" xlink:actuate="onLoad">
            <text:p/>
          </draw:image>
        </draw:frame>
        <draw:frame draw:style-name="gr3" draw:text-style-name="P2" draw:layer="layout" svg:width="6.606cm" svg:height="4.521cm" svg:x="1.394cm" svg:y="23.479cm">
          <draw:image xlink:href="../klec2003-c199.gif" xlink:type="simple" xlink:show="embed" xlink:actuate="onLoad">
            <text:p/>
          </draw:image>
        </draw:frame>
        <draw:frame draw:style-name="gr3" draw:text-style-name="P2" draw:layer="layout" svg:width="4.5cm" svg:height="6.008cm" svg:x="5.5cm" svg:y="7.5cm">
          <draw:image xlink:href="../clipart%20woman%20talking.gif" xlink:type="simple" xlink:show="embed" xlink:actuate="onLoad">
            <text:p/>
          </draw:image>
        </draw:frame>
        <draw:frame draw:style-name="gr3" draw:text-style-name="P2" draw:layer="layout" svg:width="4.9cm" svg:height="5cm" svg:x="7.1cm" svg:y="17.5cm">
          <draw:image xlink:href="../Clipart_Man_with_Hearing_Ai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kye riquelme skye</meta:initial-creator>
    <meta:creation-date>2009-10-07T13:14:43.46</meta:creation-date>
    <dc:date>2010-04-19T16:02:01.78</dc:date>
    <dc:creator>skye riquelme skye</dc:creator>
    <meta:editing-duration>PT00H16M54S</meta:editing-duration>
    <meta:editing-cycles>2</meta:editing-cycles>
    <meta:generator>OpenOffice.org/3.2$Win32 OpenOffice.org_project/320m12$Build-9483</meta:generator>
    <meta:document-statistic meta:object-count="15"/>
  </office:meta>
</office:document-meta>
</file>